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urostile" svg:font-family="Eurosti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cm" fo:min-width="5.658cm"/>
    </style:style>
    <style:style style:name="gr2" style:family="graphic" style:parent-style-name="standard">
      <style:graphic-properties draw:textarea-horizontal-align="justify" draw:textarea-vertical-align="middle" draw:auto-grow-height="false" fo:min-height="1.3cm" fo:min-width="5.749cm"/>
    </style:style>
    <style:style style:name="gr3" style:family="graphic" style:parent-style-name="objectwithoutfill">
      <style:graphic-properties draw:marker-end="Triangle_20_unfilled" draw:marker-end-width="0.4cm" draw:fill="none" draw:textarea-vertical-align="middle"/>
    </style:style>
    <style:style style:name="gr4" style:family="graphic" style:parent-style-name="standard">
      <style:graphic-properties draw:fill-color="#ff8840" draw:textarea-horizontal-align="justify" draw:textarea-vertical-align="middle" draw:auto-grow-height="false" fo:min-height="1.3cm" fo:min-width="5.658cm"/>
    </style:style>
    <style:style style:name="gr5" style:family="graphic" style:parent-style-name="objectwithoutfill">
      <style:graphic-properties draw:marker-end="Diamond" draw:marker-end-width="0.4cm" draw:fill="none" draw:textarea-vertical-align="middle"/>
    </style:style>
    <style:style style:name="gr6" style:family="graphic" style:parent-style-name="standard">
      <style:graphic-properties draw:fill-color="#cc3f14" draw:textarea-horizontal-align="justify" draw:textarea-vertical-align="middle" draw:auto-grow-height="false" fo:min-height="1.3cm" fo:min-width="5.658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45cm" fo:min-width="0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1cm" fo:min-width="0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666666" draw:fill="none" draw:textarea-horizontal-align="justify" draw:textarea-vertical-align="middle" draw:auto-grow-height="false" fo:min-height="2.75cm" fo:min-width="7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4cm" fo:min-width="5.209cm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color="#eeeeee" fo:font-size="13pt" style:font-size-asian="13pt" style:font-size-complex="13pt"/>
    </style:style>
    <style:style style:name="P4" style:family="paragraph">
      <style:paragraph-properties fo:text-align="center"/>
      <style:text-properties fo:color="#666666" style:font-name="Eurostile"/>
    </style:style>
    <style:style style:name="P5" style:family="paragraph">
      <style:text-properties style:font-name="Eurostile" fo:font-size="28pt" style:font-size-asian="28pt" style:font-size-complex="2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eeeeee" fo:font-size="13pt" style:font-size-asian="13pt" style:font-size-complex="13pt"/>
    </style:style>
    <style:style style:name="T3" style:family="text">
      <style:text-properties fo:color="#666666" style:font-name="Eurostile"/>
    </style:style>
    <style:style style:name="T4" style:family="text">
      <style:text-properties fo:color="#222d5a" style:font-name="Eurostile" fo:font-size="28pt" style:font-size-asian="28pt" style:font-size-complex="28pt"/>
    </style:style>
    <style:style style:name="T5" style:family="text">
      <style:text-properties fo:color="#00b8ff" style:font-name="Eurosti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2" draw:id="id2" draw:layer="layout" svg:width="6.158cm" svg:height="1.55cm" svg:x="5.501cm" svg:y="11.325cm"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6.249cm" svg:height="1.55cm" svg:x="2.94cm" svg:y="14.655cm">
          <text:p text:style-name="P1"><text:span text:style-name="T1">IndepVarComp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064cm" svg:y1="14.655cm" svg:x2="8.58cm" svg:y2="12.875cm" draw:start-shape="id1" draw:start-glue-point="0" draw:end-shape="id2" draw:end-glue-point="2" svg:d="M6064 14655v-890h2516v-890" svg:viewBox="0 0 2517 1781">
          <text:p/>
        </draw:connector>
        <draw:custom-shape draw:style-name="gr4" draw:text-style-name="P2" xml:id="id3" draw:id="id3" draw:layer="layout" svg:width="6.158cm" svg:height="1.55cm" svg:x="13.849cm" svg:y="11.325cm">
          <text:p text:style-name="P1"><text:span text:style-name="T1">Group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.659cm" svg:y1="12.1cm" svg:x2="13.849cm" svg:y2="12.1cm" draw:start-shape="id2" draw:start-glue-point="1" draw:end-shape="id3" draw:end-glue-point="3" svg:d="M11659 12100h2190" svg:viewBox="0 0 2191 1">
          <text:p/>
        </draw:connector>
        <draw:connector draw:style-name="gr5" draw:text-style-name="P1" draw:layer="layout" svg:x1="20.007cm" svg:y1="12.1cm" svg:x2="20.007cm" svg:y2="12.1cm" draw:start-shape="id3" draw:start-glue-point="1" draw:end-shape="id3" svg:d="M20007 12100z" svg:viewBox="0 0 1 1">
          <text:p/>
        </draw:connector>
        <draw:custom-shape draw:style-name="gr6" draw:text-style-name="P3" xml:id="id4" draw:id="id4" draw:layer="layout" svg:width="6.158cm" svg:height="1.55cm" svg:x="9.561cm" svg:y="6.9cm">
          <text:p text:style-name="P1"><text:span text:style-name="T2">System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58cm" svg:y1="11.325cm" svg:x2="12.64cm" svg:y2="8.45cm" draw:start-shape="id2" draw:start-glue-point="0" draw:end-shape="id4" draw:end-glue-point="2" svg:d="M8580 11325v-1437h4060v-1438" svg:viewBox="0 0 4061 2876">
          <text:p/>
        </draw:connector>
        <draw:connector draw:style-name="gr3" draw:text-style-name="P1" draw:layer="layout" svg:x1="16.928cm" svg:y1="11.325cm" svg:x2="12.64cm" svg:y2="8.45cm" draw:start-shape="id3" draw:start-glue-point="0" draw:end-shape="id4" draw:end-glue-point="2" svg:d="M16928 11325v-1437h-4288v-1438" svg:viewBox="0 0 4289 2876">
          <text:p/>
        </draw:connector>
        <draw:custom-shape draw:style-name="gr4" draw:text-style-name="P2" xml:id="id5" draw:id="id5" draw:layer="layout" svg:width="6.158cm" svg:height="1.55cm" svg:x="18.502cm" svg:y="6.899cm">
          <text:p text:style-name="P1"><text:span text:style-name="T1">Problem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0.007cm" svg:y1="12.1cm" svg:x2="21.581cm" svg:y2="8.449cm" draw:start-shape="id3" draw:start-glue-point="1" draw:end-shape="id5" draw:end-glue-point="2" svg:d="M20007 12100h1574v-3651" svg:viewBox="0 0 1575 3652">
          <text:p/>
        </draw:connector>
        <draw:custom-shape draw:style-name="gr7" draw:text-style-name="P1" xml:id="id6" draw:id="id6" draw:layer="layout" svg:width="0.4cm" svg:height="0.7cm" svg:x="6.895cm" svg:y="10.6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8" draw:id="id8" draw:layer="layout" svg:width="0.4cm" svg:height="0.7cm" svg:x="19.158cm" svg:y="10.6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7.095cm" svg:y1="10.625cm" svg:x2="5.501cm" svg:y2="12.1cm" draw:start-shape="id6" draw:start-glue-point="4" draw:end-shape="id2" draw:end-glue-point="3" svg:d="M7095 10625v-501h-2095v1976h501" svg:viewBox="0 0 2096 1977">
          <text:p/>
        </draw:connector>
        <draw:line draw:style-name="gr10" draw:text-style-name="P1" xml:id="id7" draw:id="id7" draw:layer="layout" svg:x1="20.007cm" svg:y1="11.623cm" svg:x2="20.921cm" svg:y2="11.623cm">
          <text:p/>
        </draw:line>
        <draw:connector draw:style-name="gr9" draw:text-style-name="P1" draw:layer="layout" svg:x1="20.921cm" svg:y1="11.623cm" svg:x2="19.358cm" svg:y2="10.625cm" draw:start-shape="id7" draw:start-glue-point="1" draw:end-shape="id8" draw:end-glue-point="4" svg:d="M20921 11623v-1499h-1563v501" svg:viewBox="0 0 1564 1500">
          <text:p/>
        </draw:connector>
        <draw:custom-shape draw:style-name="gr2" draw:text-style-name="P2" xml:id="id9" draw:id="id9" draw:layer="layout" svg:width="6.249cm" svg:height="1.55cm" svg:x="9.856cm" svg:y="14.655cm">
          <text:p text:style-name="P1"><text:span text:style-name="T1">ExecComp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98cm" svg:y1="14.655cm" svg:x2="8.58cm" svg:y2="12.875cm" draw:start-shape="id9" draw:start-glue-point="0" draw:end-shape="id2" draw:end-glue-point="2" svg:d="M12980 14655v-890h-4400v-890" svg:viewBox="0 0 4401 1781">
          <text:p/>
        </draw:connector>
        <draw:custom-shape draw:style-name="gr11" draw:text-style-name="P4" draw:layer="layout" svg:width="8cm" svg:height="3cm" svg:x="19.3cm" svg:y="0.7cm">
          <text:p text:style-name="P1"><text:span text:style-name="T3">OpenMDAO</text:span></text:p>
          <text:p text:style-name="P1"><text:span text:style-name="T3"/></text:p>
          <text:p text:style-name="P1"><text:span text:style-name="T3">Class Diagram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5.709cm" svg:height="1.314cm" svg:x="22.001cm" svg:y="19.4cm">
          <draw:text-box>
            <text:p><text:span text:style-name="T4">florent</text:span><text:span text:style-name="T5">sailing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urostile" svg:font-family="Eurosti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6T23:06:16.522000000</meta:creation-date>
    <dc:date>2016-08-18T13:40:51.150000000</dc:date>
    <meta:editing-duration>PT53M38S</meta:editing-duration>
    <meta:editing-cycles>6</meta:editing-cycles>
    <meta:generator>LibreOffice/4.3.5.2$Windows_x86 LibreOffice_project/3a87456aaa6a95c63eea1c1b3201acedf0751bd5</meta:generator>
    <meta:document-statistic meta:object-count="43"/>
  </office:meta>
</office:document-meta>
</file>